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0680000108B0521E2F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text-properties fo:language="es" fo:country="GT"/>
    </style:style>
    <style:style style:name="P2" style:family="paragraph" style:parent-style-name="Header">
      <style:text-properties fo:font-size="8pt" fo:language="es" fo:country="GT" style:font-size-asian="8pt" style:font-size-complex="8pt"/>
    </style:style>
    <style:style style:name="P3" style:family="paragraph" style:parent-style-name="Standard" style:master-page-name="Standard">
      <style:paragraph-properties fo:text-align="center" style:justify-single-word="false" style:page-number="auto"/>
      <style:text-properties fo:font-size="24pt" fo:language="es" fo:country="GT" style:text-underline-style="solid" style:text-underline-width="auto" style:text-underline-color="font-color" fo:font-weight="bold" style:font-size-asian="24pt" style:font-weight-asian="bold"/>
    </style:style>
    <style:style style:name="P4" style:family="paragraph" style:parent-style-name="Standard">
      <style:text-properties fo:language="es" fo:country="GT"/>
    </style:style>
    <style:style style:name="P5" style:family="paragraph" style:parent-style-name="Standard">
      <style:paragraph-properties fo:text-align="justify" style:justify-single-word="false"/>
      <style:text-properties fo:language="es" fo:country="GT"/>
    </style:style>
    <style:style style:name="P6" style:family="paragraph" style:parent-style-name="List_20_Paragraph" style:list-style-name="WWNum2">
      <style:text-properties fo:language="es" fo:country="GT"/>
    </style:style>
    <style:style style:name="P7" style:family="paragraph" style:parent-style-name="List_20_Paragraph" style:list-style-name="WWNum3">
      <style:text-properties fo:language="es" fo:country="GT"/>
    </style:style>
    <style:style style:name="P8" style:family="paragraph" style:parent-style-name="List_20_Paragraph">
      <style:paragraph-properties fo:margin-left="0cm" fo:margin-right="0cm" fo:text-indent="0cm" style:auto-text-indent="false"/>
      <style:text-properties fo:language="es" fo:country="GT"/>
    </style:style>
    <style:style style:name="P9" style:family="paragraph">
      <style:paragraph-properties fo:text-align="center"/>
      <style:text-properties fo:font-size="18pt"/>
    </style:style>
    <style:style style:name="T1" style:family="text">
      <style:text-properties fo:language="es" fo:country="G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9" svg:width="2.486cm" svg:height="1.798cm" svg:x="0cm" svg:y="0cm">
        <draw:image xlink:href="Pictures/20000007000010680000108B0521E2FC.wmf" xlink:type="simple" xlink:show="embed" xlink:actuate="onLoad">
          <text:p/>
        </draw:image>
      </draw:frame>
      <text:p text:style-name="P3">CompraFacil</text:p>
      <text:list xml:id="list8705973952555444899" text:style-name="Outline">
        <text:list-item>
          <text:h text:style-name="P1" text:outline-level="1">Descripción</text:h>
        </text:list-item>
      </text:list>
      <text:p text:style-name="P5">CompraFacil es un proyecto desarrollado por Globodyne para automatizacion de proceso de venta de productos de diferentes categorias a traves de la red, la aplicacion CompraFacil se encuentra orientada a smartphones con sistema operativo android buscando facilitar de esta forma la adquiscion de productos de tamako market, de igual forma el proyecto contara con una version web para que clientes que no posean dispositivos con sistema android y puedan generar de igual forma sus compras desde la comodidad de su casa u oficina, garantizandoles seguridad en sus transacciones.</text:p>
      <text:list xml:id="list25502218" text:continue-numbering="true" text:style-name="Outline">
        <text:list-item>
          <text:h text:style-name="P1" text:outline-level="1">Gerente del Proyecto</text:h>
        </text:list-item>
      </text:list>
      <text:p text:style-name="P4">CompraFacil se encontrara a cargo del ingeniero Pedro Hernandez quien adminstrara el proyecto al igual que brindara asesoria a los diferentes departamentos de Globodyne <text:s/>en las diferentes fases de diseño y construccion. </text:p>
      <text:list xml:id="list25515421" text:continue-numbering="true" text:style-name="Outline">
        <text:list-item>
          <text:h text:style-name="P1" text:outline-level="1">Objetivos del Proyecto</text:h>
        </text:list-item>
      </text:list>
      <text:list xml:id="list5721970983834414459" text:style-name="WWNum2">
        <text:list-item>
          <text:p text:style-name="P6">Automatizacion proceso de venta productos en linea.</text:p>
        </text:list-item>
        <text:list-item>
          <text:p text:style-name="P6">Aumento ventas al ofrecer acceso en diferentes dispositivos.</text:p>
        </text:list-item>
        <text:list-item>
          <text:p text:style-name="P6">Software intuitivo y facil de utilizar.</text:p>
        </text:list-item>
        <text:list-item>
          <text:p text:style-name="P6">Manejo del inventario.</text:p>
        </text:list-item>
        <text:list-item>
          <text:p text:style-name="P6">Manejo base datos de clientes y empleados.</text:p>
        </text:list-item>
        <text:list-item>
          <text:p text:style-name="P6">Reduccion de costos operacion</text:p>
        </text:list-item>
        <text:list-item>
          <text:p text:style-name="P6">Automatizacion de Facturacion.</text:p>
        </text:list-item>
        <text:list-item>
          <text:p text:style-name="P6">Control de pedidos.</text:p>
        </text:list-item>
        <text:list-item>
          <text:p text:style-name="P6">Manejo solicitudes de producto a proveedores.</text:p>
        </text:list-item>
        <text:list-item>
          <text:p text:style-name="P6">Control de acceso a traves de roles administrador -cliente.</text:p>
        </text:list-item>
      </text:list>
      <text:list xml:id="list25510676" text:continue-list="list25515421" text:style-name="Outline">
        <text:list-item>
          <text:h text:style-name="P1" text:outline-level="1">Caso del Negocio</text:h>
        </text:list-item>
      </text:list>
      <text:p text:style-name="Standard"><text:span text:style-name="T1">Tamako Market se dedica a venta de productos de diferentes categorias entre ellos abarrotes, electrodomesticos, <text:s/>decoracion, etc. Ultimamente la empresa a tenido inconvenientes con el manejo de la base de datos de clientes, lentitud en el proceso de venta de sus productos ya que el sistema actual </text:span><text:soft-page-break/><text:span text:style-name="T1">posee varios inconvenientes, no actualiza inventario de manera correcta causando insatisfaccion con clientes por no contar con el producto ofrecido y causando retrasos en las entregas a domicilio, Tamako market solicita aplicacion solucione estos inconvenientes, permitiendo de esta manera obtener mejores ventas con la mejora del servicio fidelizando a los clientes con la tienda.</text:span></text:p>
      <text:list xml:id="list25500237" text:continue-numbering="true" text:style-name="Outline">
        <text:list-item>
          <text:h text:style-name="P1" text:outline-level="1">Entregables</text:h>
        </text:list-item>
      </text:list>
      <text:list xml:id="list4008902978678259891" text:style-name="WWNum3">
        <text:list-item>
          <text:p text:style-name="P7">Aplicacion diseñada para dispositivos android.</text:p>
        </text:list-item>
        <text:list-item>
          <text:p text:style-name="P7">Aplicacion de escritorio construida en lenguaje c#.</text:p>
        </text:list-item>
        <text:list-item>
          <text:p text:style-name="P7">Esquema base de datos.</text:p>
        </text:list-item>
        <text:list-item>
          <text:p text:style-name="P7">Manuales de usuario</text:p>
        </text:list-item>
        <text:list-item>
          <text:p text:style-name="P7">Manual tecnico</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es" fo:country="GT" style:font-size-asian="8pt" style:font-size-complex="8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Universidad de San Carlos de Guatemala<text:line-break/>Facultad de Ingeniería<text:line-break/>Introducción a la Programación y Computación 2<draw:frame draw:style-name="Mfr1" draw:name="1" text:anchor-type="char" svg:x="13.705cm" svg:y="-0.609cm" svg:width="2.485cm" svg:height="1.797cm" draw:z-index="2"><draw:image xlink:href="Pictures/20000007000010680000108B0521E2FC.wm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in Rodríguez</meta:initial-creator>
    <dc:creator>carlos  carrera</dc:creator>
    <meta:editing-cycles>7</meta:editing-cycles>
    <meta:creation-date>2011-09-22T03:58:00</meta:creation-date>
    <dc:date>2015-03-20T05:34:28.28</dc:date>
    <meta:editing-duration>PT1H22M50S</meta:editing-duration>
    <meta:generator>OpenOffice/4.1.1$Win32 OpenOffice.org_project/411m6$Build-9775</meta:generator>
    <meta:document-statistic meta:table-count="0" meta:image-count="1" meta:object-count="0" meta:page-count="2" meta:paragraph-count="25" meta:word-count="346" meta:character-count="22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